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8" style:family="table">
      <style:table-properties style:width="6.6931in" table:align="margins" style:writing-mode="lr-tb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1" style:family="table">
      <style:table-properties style:width="6.6931in" fo:margin-left="-0.0007in" fo:margin-top="0in" fo:margin-bottom="0in" table:align="left" style:writing-mode="lr-tb"/>
    </style:style>
    <style:style style:name="Table1.A" style:family="table-column">
      <style:table-column-properties style:column-width="6.693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375in" fo:padding-right="0.0382in" fo:padding-top="0.0382in" fo:padding-bottom="0.0382in" fo:border="0.25pt solid #000001">
        <style:background-image/>
      </style:table-cell-properties>
    </style:style>
    <style:style style:name="Table4" style:family="table">
      <style:table-properties style:width="6.6931in" fo:margin-left="-0.0007in" fo:margin-top="0in" fo:margin-bottom="0in" table:align="left" style:writing-mode="lr-tb"/>
    </style:style>
    <style:style style:name="Table4.A" style:family="table-column">
      <style:table-column-properties style:column-width="6.693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2b2b2" fo:padding-left="0.0375in" fo:padding-right="0.0382in" fo:padding-top="0.0382in" fo:padding-bottom="0.0382in" fo:border="0.25pt solid #000001">
        <style:background-image/>
      </style:table-cell-properties>
    </style:style>
    <style:style style:name="Table5" style:family="table">
      <style:table-properties style:width="6.6931in" fo:margin-left="-0.0007in" fo:margin-top="0in" fo:margin-bottom="0in" table:align="left" style:writing-mode="lr-tb"/>
    </style:style>
    <style:style style:name="Table5.A" style:family="table-column">
      <style:table-column-properties style:column-width="6.69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-left="0.0375in" fo:padding-right="0.0382in" fo:padding-top="0.0382in" fo:padding-bottom="0.0382in" fo:border="0.25pt solid #000001">
        <style:background-image/>
      </style:table-cell-properties>
    </style:style>
    <style:style style:name="Table2" style:family="table">
      <style:table-properties style:width="6.6931in" fo:margin-left="-0.0007in" fo:margin-top="0in" fo:margin-bottom="0in" table:align="left" style:writing-mode="lr-tb"/>
    </style:style>
    <style:style style:name="Table2.A" style:family="table-column">
      <style:table-column-properties style:column-width="6.6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-left="0.0375in" fo:padding-right="0.0382in" fo:padding-top="0.0382in" fo:padding-bottom="0.0382in" fo:border="0.25pt solid #000001">
        <style:background-image/>
      </style:table-cell-properties>
    </style:style>
    <style:style style:name="Table13" style:family="table">
      <style:table-properties style:width="6.6931in" fo:margin-left="-0.0007in" fo:margin-top="0in" fo:margin-bottom="0in" table:align="left" style:writing-mode="lr-tb"/>
    </style:style>
    <style:style style:name="Table13.A" style:family="table-column">
      <style:table-column-properties style:column-width="6.6931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b2b2b2" fo:padding-left="0.0375in" fo:padding-right="0.0382in" fo:padding-top="0.0382in" fo:padding-bottom="0.0382in" fo:border="0.25pt solid #000001">
        <style:background-image/>
      </style:table-cell-properties>
    </style:style>
    <style:style style:name="Table6" style:family="table">
      <style:table-properties style:width="6.6931in" fo:margin-left="-0.0007in" fo:margin-top="0in" fo:margin-bottom="0in" table:align="left" style:writing-mode="lr-tb"/>
    </style:style>
    <style:style style:name="Table6.A" style:family="table-column">
      <style:table-column-properties style:column-width="6.693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b2b2b2" fo:padding-left="0.0375in" fo:padding-right="0.0382in" fo:padding-top="0.0382in" fo:padding-bottom="0.0382in" fo:border="0.25pt solid #000001">
        <style:background-image/>
      </style:table-cell-properties>
    </style:style>
    <style:style style:name="Table14" style:family="table">
      <style:table-properties style:width="6.6931in" fo:margin-left="-0.0007in" fo:margin-top="0in" fo:margin-bottom="0in" table:align="left" style:writing-mode="lr-tb"/>
    </style:style>
    <style:style style:name="Table14.A" style:family="table-column">
      <style:table-column-properties style:column-width="6.6931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b2b2b2" fo:padding-left="0.0375in" fo:padding-right="0.0382in" fo:padding-top="0.0382in" fo:padding-bottom="0.0382in" fo:border="0.25pt solid #000001">
        <style:background-image/>
      </style:table-cell-properties>
    </style:style>
    <style:style style:name="Table3" style:family="table">
      <style:table-properties style:width="6.6931in" fo:margin-left="-0.0007in" fo:margin-top="0in" fo:margin-bottom="0in" table:align="left" style:writing-mode="lr-tb"/>
    </style:style>
    <style:style style:name="Table3.A" style:family="table-column">
      <style:table-column-properties style:column-width="6.693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2b2b2" fo:padding-left="0.0375in" fo:padding-right="0.0382in" fo:padding-top="0.0382in" fo:padding-bottom="0.0382in" fo:border="0.25pt solid #000001">
        <style:background-image/>
      </style:table-cell-properties>
    </style:style>
    <style:style style:name="Table11" style:family="table">
      <style:table-properties style:width="6.6931in" table:align="margins" style:writing-mode="lr-tb"/>
    </style:style>
    <style:style style:name="Table11.A" style:family="table-column">
      <style:table-column-properties style:column-width="6.6931in" style:rel-column-width="65535*"/>
    </style:style>
    <style:style style:name="Table11.1" style:family="table-row">
      <style:table-row-properties style:min-row-height="0.2465in"/>
    </style:style>
    <style:style style:name="Table11.A1" style:family="table-cell">
      <style:table-cell-properties fo:background-color="#b2b2b2" fo:padding="0.0382in" fo:border="0.05pt solid #000000">
        <style:background-image/>
      </style:table-cell-properties>
    </style:style>
    <style:style style:name="Table10" style:family="table">
      <style:table-properties style:width="6.6931in" table:align="margins" style:writing-mode="lr-tb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2" style:family="table">
      <style:table-properties style:width="6.6931in" table:align="margins" style:writing-mode="lr-tb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background-color="#b2b2b2" fo:padding="0.0382in" fo:border="0.05pt solid #000000">
        <style:background-image/>
      </style:table-cell-properties>
    </style:style>
    <style:style style:name="Table7" style:family="table">
      <style:table-properties style:width="6.6931in" table:align="margins" style:writing-mode="lr-tb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background-color="#b2b2b2" fo:padding="0.0382in" fo:border="0.05pt solid #000000">
        <style:background-image/>
      </style:table-cell-properties>
    </style:style>
    <style:style style:name="Table9" style:family="table">
      <style:table-properties style:width="6.6931in" table:align="margins" style:writing-mode="lr-tb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background-color="#b2b2b2" fo:padding="0.0382in" fo:border="0.05pt solid #000000">
        <style:background-image/>
      </style:table-cell-properties>
    </style:style>
    <style:style style:name="Table15" style:family="table">
      <style:table-properties style:width="6.6931in" table:align="margins" style:writing-mode="lr-tb"/>
    </style:style>
    <style:style style:name="Table15.A" style:family="table-column">
      <style:table-column-properties style:column-width="6.6931in" style:rel-column-width="65535*"/>
    </style:style>
    <style:style style:name="Table15.1" style:family="table-row">
      <style:table-row-properties style:min-row-height="0.2465in"/>
    </style:style>
    <style:style style:name="Table15.A1" style:family="table-cell">
      <style:table-cell-properties fo:background-color="#b2b2b2" fo:padding="0.0382in" fo:border="0.05pt solid #000000">
        <style:background-image/>
      </style:table-cell-properties>
    </style:style>
    <style:style style:name="Table16" style:family="table">
      <style:table-properties style:width="6.6931in" table:align="margins" style:writing-mode="lr-tb"/>
    </style:style>
    <style:style style:name="Table16.A" style:family="table-column">
      <style:table-column-properties style:column-width="6.6931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6931in" table:align="margins" style:writing-mode="lr-tb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background-color="#b2b2b2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1d6fb"/>
    </style:style>
    <style:style style:name="P2" style:family="paragraph" style:parent-style-name="Standard">
      <style:text-properties fo:color="#00000a" style:font-name="Liberation Serif" fo:font-size="12pt" fo:language="en" fo:country="US" officeooo:rsid="00238e87" officeooo:paragraph-rsid="00238e87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3" style:family="paragraph" style:parent-style-name="Standard">
      <style:text-properties officeooo:paragraph-rsid="005b33be"/>
    </style:style>
    <style:style style:name="P4" style:family="paragraph" style:parent-style-name="Text_20_body">
      <style:text-properties fo:color="#00000a" style:font-name="Liberation Serif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5" style:family="paragraph" style:parent-style-name="Text_20_body">
      <style:text-properties officeooo:paragraph-rsid="0012a2bf"/>
    </style:style>
    <style:style style:name="P6" style:family="paragraph" style:parent-style-name="Text_20_body">
      <style:text-properties officeooo:paragraph-rsid="00121089"/>
    </style:style>
    <style:style style:name="P7" style:family="paragraph" style:parent-style-name="Text_20_body">
      <style:text-properties officeooo:paragraph-rsid="00332a40"/>
    </style:style>
    <style:style style:name="P8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9" style:family="paragraph" style:parent-style-name="Text_20_body">
      <style:text-properties officeooo:paragraph-rsid="003808a7"/>
    </style:style>
    <style:style style:name="P10" style:family="paragraph" style:parent-style-name="Text_20_body">
      <style:text-properties officeooo:rsid="0039ae71" officeooo:paragraph-rsid="0039ae71"/>
    </style:style>
    <style:style style:name="P11" style:family="paragraph" style:parent-style-name="Text_20_body">
      <style:text-properties officeooo:rsid="0039ae71" officeooo:paragraph-rsid="0060eb56"/>
    </style:style>
    <style:style style:name="P12" style:family="paragraph" style:parent-style-name="Text_20_body">
      <style:text-properties officeooo:rsid="00382512" officeooo:paragraph-rsid="00382512"/>
    </style:style>
    <style:style style:name="P13" style:family="paragraph" style:parent-style-name="Text_20_body">
      <style:text-properties officeooo:rsid="00382512" officeooo:paragraph-rsid="0060eb56"/>
    </style:style>
    <style:style style:name="P14" style:family="paragraph" style:parent-style-name="Text_20_body">
      <loext:graphic-properties draw:fill="solid" draw:fill-color="#b2b2b2" draw:opacity="100%"/>
      <style:paragraph-properties fo:line-height="100%" fo:background-color="#b2b2b2"/>
    </style:style>
    <style:style style:name="P15" style:family="paragraph" style:parent-style-name="Text_20_body">
      <loext:graphic-properties draw:fill="solid" draw:fill-color="#ffffff" draw:opacity="100%"/>
      <style:paragraph-properties fo:background-color="#ffffff"/>
    </style:style>
    <style:style style:name="P16" style:family="paragraph" style:parent-style-name="Text_20_body">
      <style:text-properties officeooo:paragraph-rsid="00445e77"/>
    </style:style>
    <style:style style:name="P17" style:family="paragraph" style:parent-style-name="Text_20_body">
      <style:text-properties officeooo:rsid="003ae3df" officeooo:paragraph-rsid="0060eb56"/>
    </style:style>
    <style:style style:name="P18" style:family="paragraph" style:parent-style-name="Text_20_body">
      <style:paragraph-properties fo:margin-top="0in" fo:margin-bottom="0.0972in" loext:contextual-spacing="false" fo:line-height="120%"/>
    </style:style>
    <style:style style:name="P19" style:family="paragraph" style:parent-style-name="Text_20_body">
      <style:paragraph-properties fo:margin-top="0in" fo:margin-bottom="0.0972in" loext:contextual-spacing="false" fo:line-height="120%"/>
      <style:text-properties officeooo:rsid="0024ec87" officeooo:paragraph-rsid="0024ec87"/>
    </style:style>
    <style:style style:name="P20" style:family="paragraph" style:parent-style-name="Text_20_body">
      <style:paragraph-properties fo:margin-top="0in" fo:margin-bottom="0.0972in" loext:contextual-spacing="false" fo:line-height="120%"/>
      <style:text-properties officeooo:rsid="00285bd9" officeooo:paragraph-rsid="00285bd9"/>
    </style:style>
    <style:style style:name="P21" style:family="paragraph" style:parent-style-name="Text_20_body">
      <style:paragraph-properties fo:margin-top="0in" fo:margin-bottom="0.0972in" loext:contextual-spacing="false" fo:line-height="120%"/>
      <style:text-properties officeooo:rsid="0030b942" officeooo:paragraph-rsid="0030b942"/>
    </style:style>
    <style:style style:name="P22" style:family="paragraph" style:parent-style-name="Text_20_body">
      <style:paragraph-properties fo:margin-top="0in" fo:margin-bottom="0.0972in" loext:contextual-spacing="false" fo:line-height="120%"/>
      <style:text-properties fo:color="#00000a" style:font-name="Liberation Serif" fo:font-size="12pt" fo:language="en" fo:country="US" officeooo:rsid="00238e87" officeooo:paragraph-rsid="00285bd9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23" style:family="paragraph" style:parent-style-name="Standard">
      <style:paragraph-properties fo:margin-top="0in" fo:margin-bottom="0.0972in" loext:contextual-spacing="false" fo:line-height="120%"/>
      <style:text-properties fo:color="#00000a" style:font-name="Liberation Serif" fo:font-size="12pt" fo:language="en" fo:country="US" officeooo:rsid="00238e87" officeooo:paragraph-rsid="005b33b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24" style:family="paragraph" style:parent-style-name="Heading_20_2">
      <style:paragraph-properties fo:margin-top="0in" fo:margin-bottom="0.0972in" loext:contextual-spacing="false" fo:line-height="120%"/>
      <style:text-properties officeooo:paragraph-rsid="005546c3"/>
    </style:style>
    <style:style style:name="P25" style:family="paragraph" style:parent-style-name="Heading_20_2">
      <style:paragraph-properties fo:margin-top="0in" fo:margin-bottom="0.0972in" loext:contextual-spacing="false" fo:line-height="120%"/>
      <style:text-properties officeooo:rsid="005546c3" officeooo:paragraph-rsid="005b33be"/>
    </style:style>
    <style:style style:name="P26" style:family="paragraph" style:parent-style-name="Text_20_body">
      <style:paragraph-properties fo:margin-left="0.4909in" fo:margin-right="0in" fo:text-indent="0in" style:auto-text-indent="false"/>
      <style:text-properties officeooo:paragraph-rsid="0012a2bf"/>
    </style:style>
    <style:style style:name="P27" style:family="paragraph" style:parent-style-name="Text_20_body">
      <style:paragraph-properties fo:margin-left="0.4925in" fo:margin-right="0in" fo:text-indent="0in" style:auto-text-indent="false"/>
    </style:style>
    <style:style style:name="P28" style:family="paragraph" style:parent-style-name="Text_20_body">
      <style:paragraph-properties fo:margin-top="0in" fo:margin-bottom="0in" loext:contextual-spacing="false"/>
      <style:text-properties officeooo:paragraph-rsid="0021a378"/>
    </style:style>
    <style:style style:name="P29" style:family="paragraph" style:parent-style-name="Text_20_body">
      <style:paragraph-properties fo:margin-top="0in" fo:margin-bottom="0in" loext:contextual-spacing="false"/>
      <style:text-properties officeooo:paragraph-rsid="0024ec87"/>
    </style:style>
    <style:style style:name="P30" style:family="paragraph" style:parent-style-name="Text_20_body">
      <style:paragraph-properties fo:margin-top="0in" fo:margin-bottom="0in" loext:contextual-spacing="false"/>
      <style:text-properties officeooo:paragraph-rsid="002786ef"/>
    </style:style>
    <style:style style:name="P31" style:family="paragraph" style:parent-style-name="Text_20_body">
      <style:paragraph-properties fo:margin-top="0in" fo:margin-bottom="0in" loext:contextual-spacing="false"/>
      <style:text-properties officeooo:paragraph-rsid="00285bd9"/>
    </style:style>
    <style:style style:name="P32" style:family="paragraph" style:parent-style-name="Text_20_body">
      <style:paragraph-properties fo:margin-top="0in" fo:margin-bottom="0in" loext:contextual-spacing="false"/>
      <style:text-properties officeooo:paragraph-rsid="002f3cf8"/>
    </style:style>
    <style:style style:name="P33" style:family="paragraph" style:parent-style-name="Text_20_body">
      <style:paragraph-properties fo:margin-top="0in" fo:margin-bottom="0in" loext:contextual-spacing="false"/>
      <style:text-properties officeooo:paragraph-rsid="00243eeb"/>
    </style:style>
    <style:style style:name="P34" style:family="paragraph" style:parent-style-name="Text_20_body">
      <style:paragraph-properties fo:margin-top="0in" fo:margin-bottom="0in" loext:contextual-spacing="false"/>
      <style:text-properties officeooo:paragraph-rsid="0046317a"/>
    </style:style>
    <style:style style:name="P35" style:family="paragraph" style:parent-style-name="Text_20_body">
      <style:paragraph-properties fo:margin-top="0in" fo:margin-bottom="0in" loext:contextual-spacing="false"/>
      <style:text-properties officeooo:paragraph-rsid="0047b541"/>
    </style:style>
    <style:style style:name="P36" style:family="paragraph" style:parent-style-name="Text_20_body">
      <style:paragraph-properties fo:margin-top="0in" fo:margin-bottom="0in" loext:contextual-spacing="false"/>
      <style:text-properties officeooo:paragraph-rsid="004921fc"/>
    </style:style>
    <style:style style:name="P37" style:family="paragraph" style:parent-style-name="Text_20_body">
      <style:paragraph-properties fo:margin-top="0in" fo:margin-bottom="0in" loext:contextual-spacing="false"/>
      <style:text-properties officeooo:paragraph-rsid="005b33be"/>
    </style:style>
    <style:style style:name="P38" style:family="paragraph" style:parent-style-name="Text_20_body">
      <style:paragraph-properties fo:margin-top="0in" fo:margin-bottom="0in" loext:contextual-spacing="false"/>
      <style:text-properties officeooo:paragraph-rsid="005f6e01"/>
    </style:style>
    <style:style style:name="P39" style:family="paragraph" style:parent-style-name="Text_20_body">
      <style:paragraph-properties fo:margin-top="0in" fo:margin-bottom="0in" loext:contextual-spacing="false"/>
      <style:text-properties officeooo:paragraph-rsid="00609524"/>
    </style:style>
    <style:style style:name="P40" style:family="paragraph" style:parent-style-name="Standard">
      <style:paragraph-properties fo:margin-top="0in" fo:margin-bottom="0in" loext:contextual-spacing="false"/>
      <style:text-properties officeooo:paragraph-rsid="00243eeb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2">
      <style:text-properties officeooo:paragraph-rsid="002f0a78"/>
    </style:style>
    <style:style style:name="P44" style:family="paragraph" style:parent-style-name="Heading_20_2">
      <style:text-properties officeooo:rsid="002f3cf8" officeooo:paragraph-rsid="002f3cf8"/>
    </style:style>
    <style:style style:name="P45" style:family="paragraph" style:parent-style-name="Heading_20_2">
      <style:text-properties officeooo:rsid="00382512" officeooo:paragraph-rsid="00382512"/>
    </style:style>
    <style:style style:name="P46" style:family="paragraph" style:parent-style-name="Heading_20_2">
      <style:text-properties officeooo:paragraph-rsid="0060eb56"/>
    </style:style>
    <style:style style:name="P47" style:family="paragraph" style:parent-style-name="Heading_20_1">
      <style:paragraph-properties fo:margin-left="-0.4925in" fo:margin-right="0in" fo:text-indent="-0.25in" style:auto-text-indent="false"/>
      <style:text-properties officeooo:paragraph-rsid="00382512"/>
    </style:style>
    <style:style style:name="P48" style:family="paragraph" style:parent-style-name="Heading_20_1">
      <style:paragraph-properties fo:margin-left="-0.4925in" fo:margin-right="0in" fo:text-indent="-0.25in" style:auto-text-indent="false"/>
      <style:text-properties officeooo:rsid="00382512"/>
    </style:style>
    <style:style style:name="P49" style:family="paragraph" style:parent-style-name="Table_20_Contents">
      <style:text-properties officeooo:rsid="0039ae71" officeooo:paragraph-rsid="0039ae71"/>
    </style:style>
    <style:style style:name="P50" style:family="paragraph" style:parent-style-name="Table_20_Contents">
      <style:text-properties officeooo:rsid="0039ae71" officeooo:paragraph-rsid="00620a93"/>
    </style:style>
    <style:style style:name="P51" style:family="paragraph" style:parent-style-name="Table_20_Contents">
      <style:text-properties officeooo:rsid="003a8884" officeooo:paragraph-rsid="003a8884"/>
    </style:style>
    <style:style style:name="P52" style:family="paragraph" style:parent-style-name="Table_20_Contents">
      <style:text-properties officeooo:rsid="003a8884" officeooo:paragraph-rsid="0060eb56"/>
    </style:style>
    <style:style style:name="P53" style:family="paragraph" style:parent-style-name="Table_20_Contents">
      <style:text-properties officeooo:rsid="003ae3df" officeooo:paragraph-rsid="003ae3df"/>
    </style:style>
    <style:style style:name="P54" style:family="paragraph" style:parent-style-name="Table_20_Contents">
      <style:text-properties officeooo:rsid="003ae3df" officeooo:paragraph-rsid="0060eb56"/>
    </style:style>
    <style:style style:name="P55" style:family="paragraph" style:parent-style-name="Title">
      <style:paragraph-properties fo:margin-top="0.1665in" fo:margin-bottom="0.0835in" loext:contextual-spacing="false" fo:text-align="start" style:justify-single-word="false"/>
      <style:text-properties officeooo:paragraph-rsid="003bcda7"/>
    </style:style>
    <style:style style:name="P56" style:family="paragraph" style:parent-style-name="Standard" style:list-style-name="WWNum3"/>
    <style:style style:name="P57" style:family="paragraph" style:parent-style-name="Standard">
      <style:text-properties officeooo:rsid="004fb435" officeooo:paragraph-rsid="005b33be"/>
    </style:style>
    <style:style style:name="P58" style:family="paragraph" style:parent-style-name="Standard" style:list-style-name="WWNum3">
      <style:paragraph-properties fo:margin-top="0in" fo:margin-bottom="0.0972in" loext:contextual-spacing="false" fo:line-height="120%"/>
      <style:text-properties officeooo:rsid="005f6e01" officeooo:paragraph-rsid="005f6e01"/>
    </style:style>
    <style:style style:name="P59" style:family="paragraph" style:parent-style-name="Text_20_body" style:list-style-name="L1">
      <style:text-properties officeooo:paragraph-rsid="0012a2bf"/>
    </style:style>
    <style:style style:name="P60" style:family="paragraph" style:parent-style-name="Text_20_body" style:list-style-name="L2"/>
    <style:style style:name="P61" style:family="paragraph" style:parent-style-name="Text_20_body" style:list-style-name="L3"/>
    <style:style style:name="P62" style:family="paragraph" style:parent-style-name="Text_20_body" style:list-style-name="L4">
      <style:text-properties officeooo:paragraph-rsid="0012a2bf"/>
    </style:style>
    <style:style style:name="P63" style:family="paragraph" style:parent-style-name="Text_20_body" style:list-style-name="L5">
      <style:text-properties officeooo:paragraph-rsid="0012a2bf"/>
    </style:style>
    <style:style style:name="P64" style:family="paragraph" style:parent-style-name="Text_20_body" style:list-style-name="L6">
      <style:text-properties officeooo:paragraph-rsid="0012a2bf"/>
    </style:style>
    <style:style style:name="P65" style:family="paragraph" style:parent-style-name="Text_20_body" style:list-style-name="L8"/>
    <style:style style:name="P66" style:family="paragraph" style:parent-style-name="Text_20_body" style:list-style-name="L9">
      <style:text-properties officeooo:rsid="0039ae71" officeooo:paragraph-rsid="0039ae71"/>
    </style:style>
    <style:style style:name="P67" style:family="paragraph" style:parent-style-name="Text_20_body">
      <style:text-properties officeooo:rsid="0039ae71" officeooo:paragraph-rsid="0060eb56"/>
    </style:style>
    <style:style style:name="P68" style:family="paragraph" style:parent-style-name="Text_20_body" style:list-style-name="L9">
      <style:text-properties officeooo:rsid="00382512" officeooo:paragraph-rsid="00382512"/>
    </style:style>
    <style:style style:name="P69" style:family="paragraph" style:parent-style-name="Text_20_body">
      <style:text-properties officeooo:rsid="00382512" officeooo:paragraph-rsid="0060eb56"/>
    </style:style>
    <style:style style:name="P70" style:family="paragraph" style:parent-style-name="Text_20_body" style:list-style-name="L9">
      <style:text-properties officeooo:rsid="003ae3df" officeooo:paragraph-rsid="003ae3df"/>
    </style:style>
    <style:style style:name="P71" style:family="paragraph" style:parent-style-name="Text_20_body" style:list-style-name="L10"/>
    <style:style style:name="P72" style:family="paragraph" style:parent-style-name="Text_20_body" style:list-style-name="L10">
      <style:text-properties fo:color="#00000a" style:font-name="Liberation Serif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73" style:family="paragraph" style:parent-style-name="Text_20_body" style:list-style-name="L10">
      <style:text-properties fo:color="#00000a" style:font-name="Liberation Serif" fo:font-size="12pt" fo:language="en" fo:country="US" officeooo:rsid="00339b55" officeooo:paragraph-rsid="00339b55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74" style:family="paragraph" style:parent-style-name="Text_20_body" style:list-style-name="L11">
      <style:text-properties fo:color="#00000a" style:font-name="Liberation Serif" fo:font-size="12pt" fo:language="en" fo:country="US" officeooo:rsid="00339b55" officeooo:paragraph-rsid="003808a7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75" style:family="paragraph" style:parent-style-name="Text_20_body" style:list-style-name="L11">
      <style:text-properties fo:color="#00000a" style:font-name="Liberation Serif" fo:font-size="12pt" fo:language="en" fo:country="US" officeooo:rsid="0033b761" officeooo:paragraph-rsid="003808a7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76" style:family="paragraph" style:parent-style-name="Text_20_body" style:list-style-name="L11">
      <style:text-properties fo:color="#00000a" style:font-name="Liberation Serif" fo:font-size="12pt" fo:language="en" fo:country="US" officeooo:rsid="0035a8be" officeooo:paragraph-rsid="003808a7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77" style:family="paragraph" style:parent-style-name="Text_20_body" style:list-style-name="L10">
      <style:text-properties fo:color="#00000a" style:font-name="Liberation Serif" fo:font-size="12pt" fo:language="en" fo:country="US" officeooo:rsid="003808a7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78" style:family="paragraph" style:parent-style-name="Text_20_body" style:list-style-name="L9">
      <style:text-properties fo:color="#00000a" style:font-name="Liberation Serif" fo:font-size="12pt" fo:language="en" fo:country="US" officeooo:rsid="003ae3df" officeooo:paragraph-rsid="0060eb56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79" style:family="paragraph" style:parent-style-name="Text_20_body">
      <style:text-properties officeooo:paragraph-rsid="003808a7"/>
    </style:style>
    <style:style style:name="P80" style:family="paragraph" style:parent-style-name="Text_20_body">
      <style:text-properties officeooo:paragraph-rsid="00630e32"/>
    </style:style>
    <style:style style:name="P81" style:family="paragraph" style:parent-style-name="Text_20_body" style:list-style-name="L7">
      <style:paragraph-properties fo:margin-left="0.4925in" fo:margin-right="0in" fo:text-indent="-0.25in" style:auto-text-indent="false"/>
    </style:style>
    <style:style style:name="P82" style:family="paragraph" style:parent-style-name="Text_20_body" style:list-style-name="WWNum3">
      <style:paragraph-properties fo:margin-top="0in" fo:margin-bottom="0.0972in" loext:contextual-spacing="false" fo:line-height="120%"/>
    </style:style>
    <style:style style:name="P83" style:family="paragraph" style:parent-style-name="Text_20_body" style:list-style-name="WWNum3">
      <style:paragraph-properties fo:margin-top="0in" fo:margin-bottom="0.0972in" loext:contextual-spacing="false" fo:line-height="120%"/>
      <style:text-properties officeooo:paragraph-rsid="003e69b5"/>
    </style:style>
    <style:style style:name="P84" style:family="paragraph" style:parent-style-name="Text_20_body" style:list-style-name="WWNum3">
      <style:paragraph-properties fo:margin-top="0in" fo:margin-bottom="0.0972in" loext:contextual-spacing="false" fo:line-height="120%"/>
      <style:text-properties officeooo:paragraph-rsid="0024ec87"/>
    </style:style>
    <style:style style:name="P85" style:family="paragraph" style:parent-style-name="Text_20_body" style:list-style-name="WWNum3">
      <style:paragraph-properties fo:margin-top="0in" fo:margin-bottom="0.0972in" loext:contextual-spacing="false" fo:line-height="120%"/>
      <style:text-properties officeooo:paragraph-rsid="005905e3"/>
    </style:style>
    <style:style style:name="P86" style:family="paragraph" style:parent-style-name="Text_20_body" style:list-style-name="WWNum3">
      <style:paragraph-properties fo:margin-top="0in" fo:margin-bottom="0.0972in" loext:contextual-spacing="false" fo:line-height="120%"/>
      <style:text-properties officeooo:paragraph-rsid="002f3cf8"/>
    </style:style>
    <style:style style:name="P87" style:family="paragraph" style:parent-style-name="Text_20_body" style:list-style-name="WWNum4">
      <style:paragraph-properties fo:margin-top="0in" fo:margin-bottom="0.0972in" loext:contextual-spacing="false" fo:line-height="120%"/>
    </style:style>
    <style:style style:name="P88" style:family="paragraph" style:parent-style-name="Text_20_body" style:list-style-name="WWNum3">
      <style:paragraph-properties fo:margin-top="0in" fo:margin-bottom="0.0972in" loext:contextual-spacing="false" fo:line-height="120%"/>
      <style:text-properties officeooo:rsid="005f6e01" officeooo:paragraph-rsid="005f6e01"/>
    </style:style>
    <style:style style:name="P89" style:family="paragraph" style:parent-style-name="Heading_20_2" style:list-style-name="WWNum1"/>
    <style:style style:name="P90" style:family="paragraph" style:parent-style-name="Heading_20_2">
      <style:text-properties officeooo:rsid="00382512" officeooo:paragraph-rsid="0060eb56"/>
    </style:style>
    <style:style style:name="P91" style:family="paragraph" style:parent-style-name="Heading_20_2" style:list-style-name="WWNum1">
      <style:paragraph-properties fo:margin-top="0in" fo:margin-bottom="0.0972in" loext:contextual-spacing="false" fo:line-height="120%"/>
      <style:text-properties officeooo:paragraph-rsid="003e0040"/>
    </style:style>
    <style:style style:name="P92" style:family="paragraph" style:parent-style-name="Heading_20_2" style:list-style-name="WWNum1">
      <style:paragraph-properties fo:margin-top="0in" fo:margin-bottom="0.0972in" loext:contextual-spacing="false" fo:line-height="120%"/>
      <style:text-properties fo:font-weight="normal" officeooo:rsid="003e0040" officeooo:paragraph-rsid="003e0040" style:font-weight-asian="normal" style:font-weight-complex="normal"/>
    </style:style>
    <style:style style:name="P93" style:family="paragraph" style:parent-style-name="Title" style:master-page-name="Standard">
      <style:paragraph-properties fo:margin-top="0.1665in" fo:margin-bottom="0.0835in" loext:contextual-spacing="false" fo:text-align="center" style:justify-single-word="false" style:page-number="auto"/>
      <style:text-properties officeooo:paragraph-rsid="003bcda7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a" fo:font-size="9pt" fo:language="en" fo:country="US" style:font-size-asian="9pt" style:language-asian="zh" style:country-asian="CN" style:font-size-complex="9pt" style:language-complex="hi" style:country-complex="IN"/>
    </style:style>
    <style:style style:name="T3" style:family="text">
      <style:text-properties fo:color="#00000a" fo:font-size="9pt" fo:language="en" fo:country="US" officeooo:rsid="0012a2bf" style:font-size-asian="9pt" style:language-asian="zh" style:country-asian="CN" style:font-size-complex="9pt" style:language-complex="hi" style:country-complex="IN"/>
    </style:style>
    <style:style style:name="T4" style:family="text">
      <style:text-properties fo:color="#00000a" fo:font-size="9pt" fo:language="en" fo:country="US" officeooo:rsid="0021a378" style:font-size-asian="9pt" style:language-asian="zh" style:country-asian="CN" style:font-size-complex="9pt" style:language-complex="hi" style:country-complex="IN"/>
    </style:style>
    <style:style style:name="T5" style:family="text">
      <style:text-properties fo:color="#00000a" fo:font-size="9pt" fo:language="en" fo:country="US" officeooo:rsid="00225c90" style:font-size-asian="9pt" style:language-asian="zh" style:country-asian="CN" style:font-size-complex="9pt" style:language-complex="hi" style:country-complex="IN"/>
    </style:style>
    <style:style style:name="T6" style:family="text">
      <style:text-properties fo:color="#00000a" fo:font-size="9pt" fo:language="en" fo:country="US" officeooo:rsid="00285bd9" style:font-size-asian="9pt" style:language-asian="zh" style:country-asian="CN" style:font-size-complex="9pt" style:language-complex="hi" style:country-complex="IN"/>
    </style:style>
    <style:style style:name="T7" style:family="text">
      <style:text-properties fo:color="#00000a" fo:font-size="9pt" fo:language="en" fo:country="US" officeooo:rsid="002786ef" style:font-size-asian="9pt" style:language-asian="zh" style:country-asian="CN" style:font-size-complex="9pt" style:language-complex="hi" style:country-complex="IN"/>
    </style:style>
    <style:style style:name="T8" style:family="text">
      <style:text-properties fo:color="#00000a" fo:font-size="9pt" fo:language="en" fo:country="US" officeooo:rsid="003808a7" style:font-size-asian="9pt" style:language-asian="zh" style:country-asian="CN" style:font-size-complex="9pt" style:language-complex="hi" style:country-complex="IN"/>
    </style:style>
    <style:style style:name="T9" style:family="text">
      <style:text-properties fo:color="#00000a" fo:font-size="9pt" fo:language="en" fo:country="US" officeooo:rsid="00411ace" style:font-size-asian="9pt" style:language-asian="zh" style:country-asian="CN" style:font-size-complex="9pt" style:language-complex="hi" style:country-complex="IN"/>
    </style:style>
    <style:style style:name="T10" style:family="text">
      <style:text-properties fo:color="#00000a" fo:font-size="9pt" fo:language="en" fo:country="US" officeooo:rsid="00445e77" style:font-size-asian="9pt" style:language-asian="zh" style:country-asian="CN" style:font-size-complex="9pt" style:language-complex="hi" style:country-complex="IN"/>
    </style:style>
    <style:style style:name="T11" style:family="text">
      <style:text-properties fo:color="#00000a" fo:font-size="9pt" fo:language="en" fo:country="US" officeooo:rsid="00461d22" style:font-size-asian="9pt" style:language-asian="zh" style:country-asian="CN" style:font-size-complex="9pt" style:language-complex="hi" style:country-complex="IN"/>
    </style:style>
    <style:style style:name="T12" style:family="text">
      <style:text-properties fo:color="#00000a" fo:font-size="9pt" fo:language="en" fo:country="US" officeooo:rsid="0046317a" style:font-size-asian="9pt" style:language-asian="zh" style:country-asian="CN" style:font-size-complex="9pt" style:language-complex="hi" style:country-complex="IN"/>
    </style:style>
    <style:style style:name="T13" style:family="text">
      <style:text-properties fo:color="#00000a" fo:font-size="9pt" fo:language="en" fo:country="US" officeooo:rsid="0047b541" style:font-size-asian="9pt" style:language-asian="zh" style:country-asian="CN" style:font-size-complex="9pt" style:language-complex="hi" style:country-complex="IN"/>
    </style:style>
    <style:style style:name="T14" style:family="text">
      <style:text-properties fo:color="#00000a" fo:font-size="9pt" fo:language="en" fo:country="US" officeooo:rsid="004921fc" style:font-size-asian="9pt" style:language-asian="zh" style:country-asian="CN" style:font-size-complex="9pt" style:language-complex="hi" style:country-complex="IN"/>
    </style:style>
    <style:style style:name="T15" style:family="text">
      <style:text-properties fo:color="#00000a" fo:font-size="9pt" fo:language="en" fo:country="US" officeooo:rsid="004adc4d" style:font-size-asian="9pt" style:language-asian="zh" style:country-asian="CN" style:font-size-complex="9pt" style:language-complex="hi" style:country-complex="IN"/>
    </style:style>
    <style:style style:name="T16" style:family="text">
      <style:text-properties fo:color="#00000a" fo:font-size="9pt" fo:language="en" fo:country="US" officeooo:rsid="004bd85a" style:font-size-asian="9pt" style:language-asian="zh" style:country-asian="CN" style:font-size-complex="9pt" style:language-complex="hi" style:country-complex="IN"/>
    </style:style>
    <style:style style:name="T17" style:family="text">
      <style:text-properties fo:color="#00000a" fo:font-size="9pt" fo:language="en" fo:country="US" officeooo:rsid="004d4edf" style:font-size-asian="9pt" style:language-asian="zh" style:country-asian="CN" style:font-size-complex="9pt" style:language-complex="hi" style:country-complex="IN"/>
    </style:style>
    <style:style style:name="T18" style:family="text">
      <style:text-properties fo:color="#00000a" fo:font-size="9pt" fo:language="en" fo:country="US" officeooo:rsid="004e76ba" style:font-size-asian="9pt" style:language-asian="zh" style:country-asian="CN" style:font-size-complex="9pt" style:language-complex="hi" style:country-complex="IN"/>
    </style:style>
    <style:style style:name="T19" style:family="text">
      <style:text-properties fo:color="#00000a" fo:font-size="9pt" fo:language="en" fo:country="US" officeooo:rsid="0051193f" style:font-size-asian="9pt" style:language-asian="zh" style:country-asian="CN" style:font-size-complex="9pt" style:language-complex="hi" style:country-complex="IN"/>
    </style:style>
    <style:style style:name="T20" style:family="text">
      <style:text-properties fo:color="#00000a" fo:font-size="9pt" fo:language="en" fo:country="US" officeooo:rsid="00527485" style:font-size-asian="9pt" style:language-asian="zh" style:country-asian="CN" style:font-size-complex="9pt" style:language-complex="hi" style:country-complex="IN"/>
    </style:style>
    <style:style style:name="T21" style:family="text">
      <style:text-properties fo:color="#00000a" fo:font-size="9pt" fo:language="en" fo:country="US" officeooo:rsid="00537348" style:font-size-asian="9pt" style:language-asian="zh" style:country-asian="CN" style:font-size-complex="9pt" style:language-complex="hi" style:country-complex="IN"/>
    </style:style>
    <style:style style:name="T22" style:family="text">
      <style:text-properties fo:color="#00000a" fo:font-size="9pt" fo:language="en" fo:country="US" officeooo:rsid="0053c785" style:font-size-asian="9pt" style:language-asian="zh" style:country-asian="CN" style:font-size-complex="9pt" style:language-complex="hi" style:country-complex="IN"/>
    </style:style>
    <style:style style:name="T23" style:family="text">
      <style:text-properties fo:color="#00000a" fo:font-size="9pt" fo:language="en" fo:country="US" officeooo:rsid="00562915" style:font-size-asian="9pt" style:language-asian="zh" style:country-asian="CN" style:font-size-complex="9pt" style:language-complex="hi" style:country-complex="IN"/>
    </style:style>
    <style:style style:name="T24" style:family="text">
      <style:text-properties fo:color="#00000a" fo:font-size="9pt" fo:language="en" fo:country="US" officeooo:rsid="0057e72c" style:font-size-asian="9pt" style:language-asian="zh" style:country-asian="CN" style:font-size-complex="9pt" style:language-complex="hi" style:country-complex="IN"/>
    </style:style>
    <style:style style:name="T25" style:family="text">
      <style:text-properties fo:color="#00000a" fo:font-size="9pt" fo:language="en" fo:country="US" officeooo:rsid="005b33be" style:font-size-asian="9pt" style:language-asian="zh" style:country-asian="CN" style:font-size-complex="9pt" style:language-complex="hi" style:country-complex="IN"/>
    </style:style>
    <style:style style:name="T26" style:family="text">
      <style:text-properties fo:color="#00000a" fo:font-size="9pt" fo:language="en" fo:country="US" officeooo:rsid="005ebb2f" style:font-size-asian="9pt" style:language-asian="zh" style:country-asian="CN" style:font-size-complex="9pt" style:language-complex="hi" style:country-complex="IN"/>
    </style:style>
    <style:style style:name="T27" style:family="text">
      <style:text-properties fo:color="#00000a" fo:font-size="9pt" fo:language="en" fo:country="US" officeooo:rsid="005f6e01" style:font-size-asian="9pt" style:language-asian="zh" style:country-asian="CN" style:font-size-complex="9pt" style:language-complex="hi" style:country-complex="IN"/>
    </style:style>
    <style:style style:name="T28" style:family="text">
      <style:text-properties fo:color="#00000a" fo:font-size="9pt" fo:language="en" fo:country="US" officeooo:rsid="00609524" style:font-size-asian="9pt" style:language-asian="zh" style:country-asian="CN" style:font-size-complex="9pt" style:language-complex="hi" style:country-complex="IN"/>
    </style:style>
    <style:style style:name="T29" style:family="text">
      <style:text-properties fo:color="#00000a" fo:font-size="9pt" fo:language="en" fo:country="US" officeooo:rsid="00620a93" style:font-size-asian="9pt" style:language-asian="zh" style:country-asian="CN" style:font-size-complex="9pt" style:language-complex="hi" style:country-complex="IN"/>
    </style:style>
    <style:style style:name="T30" style:family="text">
      <style:text-properties fo:color="#00000a" fo:font-size="9pt" fo:language="en" fo:country="US" officeooo:rsid="00630e32" style:font-size-asian="9pt" style:language-asian="zh" style:country-asian="CN" style:font-size-complex="9pt" style:language-complex="hi" style:country-complex="IN"/>
    </style:style>
    <style:style style:name="T31" style:family="text">
      <style:text-properties fo:color="#00000a" fo:font-size="9pt" fo:language="en" fo:country="US" fo:font-style="italic" fo:font-weight="bold" fo:background-color="transparent" loext:char-shading-value="0" style:font-size-asian="9pt" style:language-asian="zh" style:country-asian="CN" style:font-style-asian="italic" style:font-weight-asian="bold" style:font-size-complex="9pt" style:language-complex="hi" style:country-complex="IN" style:font-style-complex="italic" style:font-weight-complex="bold"/>
    </style:style>
    <style:style style:name="T32" style:family="text">
      <style:text-properties fo:color="#00000a" fo:font-size="9pt" fo:language="en" fo:country="US" fo:background-color="transparent" loext:char-shading-value="0" style:font-size-asian="9pt" style:language-asian="zh" style:country-asian="CN" style:font-size-complex="9pt" style:language-complex="hi" style:country-complex="IN"/>
    </style:style>
    <style:style style:name="T33" style:family="text">
      <style:text-properties fo:color="#00000a" fo:font-size="9pt" fo:language="en" fo:country="US" officeooo:rsid="0012a2bf" fo:background-color="transparent" loext:char-shading-value="0" style:font-size-asian="9pt" style:language-asian="zh" style:country-asian="CN" style:font-size-complex="9pt" style:language-complex="hi" style:country-complex="IN"/>
    </style:style>
    <style:style style:name="T34" style:family="text">
      <style:text-properties fo:color="#00000a" fo:font-size="9pt" fo:language="en" fo:country="US" officeooo:rsid="001477f3" fo:background-color="transparent" loext:char-shading-value="0" style:font-size-asian="9pt" style:language-asian="zh" style:country-asian="CN" style:font-size-complex="9pt" style:language-complex="hi" style:country-complex="IN"/>
    </style:style>
    <style:style style:name="T35" style:family="text">
      <style:text-properties fo:color="#00000a" fo:font-size="9pt" fo:language="en" fo:country="US" fo:background-color="#b2b2b2" loext:char-shading-value="0" style:font-size-asian="9pt" style:language-asian="zh" style:country-asian="CN" style:font-size-complex="9pt" style:language-complex="hi" style:country-complex="IN"/>
    </style:style>
    <style:style style:name="T36" style:family="text">
      <style:text-properties fo:color="#00000a" fo:font-size="9pt" fo:language="en" fo:country="US" officeooo:rsid="00121089" fo:background-color="#b2b2b2" loext:char-shading-value="0" style:font-size-asian="9pt" style:language-asian="zh" style:country-asian="CN" style:font-size-complex="9pt" style:language-complex="hi" style:country-complex="IN"/>
    </style:style>
    <style:style style:name="T37" style:family="text">
      <style:text-properties fo:color="#00000a" fo:font-size="9pt" fo:language="en" fo:country="US" officeooo:rsid="0012a2bf" fo:background-color="#b2b2b2" loext:char-shading-value="0" style:font-size-asian="9pt" style:language-asian="zh" style:country-asian="CN" style:font-size-complex="9pt" style:language-complex="hi" style:country-complex="IN"/>
    </style:style>
    <style:style style:name="T38" style:family="text">
      <style:text-properties fo:color="#00000a" fo:font-size="9pt" fo:language="en" fo:country="US" officeooo:rsid="00198f06" fo:background-color="#b2b2b2" loext:char-shading-value="0" style:font-size-asian="9pt" style:language-asian="zh" style:country-asian="CN" style:font-size-complex="9pt" style:language-complex="hi" style:country-complex="IN"/>
    </style:style>
    <style:style style:name="T39" style:family="text">
      <style:text-properties fo:color="#00000a" style:font-name="Liberation Serif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40" style:family="text">
      <style:text-properties fo:color="#00000a" style:font-name="Liberation Serif" fo:font-size="12pt" fo:language="en" fo:country="US" officeooo:rsid="00238e87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41" style:family="text">
      <style:text-properties officeooo:rsid="0012a2bf"/>
    </style:style>
    <style:style style:name="T42" style:family="text">
      <style:text-properties officeooo:rsid="0024ec87"/>
    </style:style>
    <style:style style:name="T43" style:family="text">
      <style:text-properties officeooo:rsid="0025f4b3"/>
    </style:style>
    <style:style style:name="T44" style:family="text">
      <style:text-properties officeooo:rsid="002f0a78"/>
    </style:style>
    <style:style style:name="T45" style:family="text">
      <style:text-properties officeooo:rsid="002f3cf8"/>
    </style:style>
    <style:style style:name="T46" style:family="text">
      <style:text-properties officeooo:rsid="003283da"/>
    </style:style>
    <style:style style:name="T47" style:family="text">
      <style:text-properties officeooo:rsid="003cd0a2"/>
    </style:style>
    <style:style style:name="T48" style:family="text">
      <style:text-properties officeooo:rsid="003e0040"/>
    </style:style>
    <style:style style:name="T49" style:family="text">
      <style:text-properties fo:color="#000000" style:text-underline-style="none"/>
    </style:style>
    <style:style style:name="T50" style:family="text">
      <style:text-properties officeooo:rsid="004e76ba"/>
    </style:style>
    <style:style style:name="T51" style:family="text">
      <style:text-properties officeooo:rsid="005b33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09in" fo:text-indent="-0.25in" fo:margin-left="0.49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09in" fo:text-indent="-0.25in" fo:margin-left="0.74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09in" fo:text-indent="-0.25in" fo:margin-left="0.99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09in" fo:text-indent="-0.25in" fo:margin-left="1.24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09in" fo:text-indent="-0.25in" fo:margin-left="1.49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09in" fo:text-indent="-0.25in" fo:margin-left="1.74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09in" fo:text-indent="-0.25in" fo:margin-left="1.99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09in" fo:text-indent="-0.25in" fo:margin-left="2.24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09in" fo:text-indent="-0.25in" fo:margin-left="2.49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09in" fo:text-indent="-0.25in" fo:margin-left="2.7409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09in" fo:text-indent="-0.25in" fo:margin-left="0.49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09in" fo:text-indent="-0.25in" fo:margin-left="0.74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09in" fo:text-indent="-0.25in" fo:margin-left="0.99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09in" fo:text-indent="-0.25in" fo:margin-left="1.24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09in" fo:text-indent="-0.25in" fo:margin-left="1.49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09in" fo:text-indent="-0.25in" fo:margin-left="1.74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09in" fo:text-indent="-0.25in" fo:margin-left="1.99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09in" fo:text-indent="-0.25in" fo:margin-left="2.24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09in" fo:text-indent="-0.25in" fo:margin-left="2.49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09in" fo:text-indent="-0.25in" fo:margin-left="2.7409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<text:tab/><text:tab/><text:span text:style-name="T47">Soft </text:span>Installation</text:p>
      <text:p text:style-name="P55"/>
      <text:list xml:id="list831214095862441119" text:style-name="WWNum1">
        <text:list-item>
          <text:h text:style-name="P89" text:outline-level="2">NVIDIA Driver Installation</text:h>
        </text:list-item>
      </text:list>
      <text:p text:style-name="P1">1. Find out your graphics card model</text:p>
      <text:p text:style-name="Text_20_body">Use the lspci command to find out the model of your graphics card</text:p>
      <text:p text:style-name="P14"><text:span text:style-name="Source_20_Text"><text:span text:style-name="T1">$ lspci -vnn | grep -i VGA -A 12</text:span></text:span></text:p>
      <text:p text:style-name="P14"><text:span text:style-name="Source_20_Text"><text:span text:style-name="T1">01:00.0 VGA compatible controller [0300]: NVIDIA Corporation GT218 [GeForce 210] [10de:0a65] (rev a2) (prog-if 00 [VGA controller])</text:span></text:span></text:p>
      <text:p text:style-name="P14"><text:span text:style-name="Source_20_Text"><text:span text:style-name="T1"><text:s text:c="8"/>Subsystem: ASUSTeK Computer Inc. Device [1043:8416]</text:span></text:span></text:p>
      <text:p text:style-name="P8">In the example above: its GeForce 210</text:p>
      <text:p text:style-name="P15">2. Find out the right driver version for your graphics card</text:p>
      <text:p text:style-name="Text_20_body">Visit - <text:a xlink:type="simple" xlink:href="http://www.nvidia.com/Download/index.aspx" text:style-name="Internet_20_link" text:visited-style-name="Visited_20_Internet_20_Link"><text:span text:style-name="Internet_20_link">http://www.nvidia.com/Download/index.aspx</text:span></text:a><text:line-break/>Fill in the details about your graphics card and system and then click Search. On the next page, it should tell you the correct driver version with a download link and additional information.</text:p>
      <text:p text:style-name="Text_20_body">3. <text:span text:style-name="T41">Remove previous NVIDIA packages and disable the nouveau driver:</text:span>:</text:p>
      <table:table table:name="Table8" table:style-name="Table8">
        <table:table-column table:style-name="Table8.A"/>
        <table:table-row>
          <table:table-cell table:style-name="Table8.A1" office:value-type="string">
            <text:list xml:id="list3655872301460501218" text:style-name="L1">
              <text:list-item>
                <text:p text:style-name="P59"><text:span text:style-name="Source_20_Text"><text:span text:style-name="T2">Remove all the nvidia* packages</text:span></text:span></text:p>
                <text:p text:style-name="P59"><text:span text:style-name="Source_20_Text"><text:span text:style-name="T36">$ </text:span></text:span><text:span text:style-name="Source_20_Text"><text:span text:style-name="T35">sudo apt-get remove --purge nvidia*</text:span></text:span></text:p>
              </text:list-item>
              <text:list-item>
                <text:p text:style-name="P59"><text:span text:style-name="Source_20_Text"><text:span text:style-name="T32">blacklist the nouveau driver</text:span></text:span></text:p>
              </text:list-item>
            </text:list>
            <text:p text:style-name="P27"><text:span text:style-name="Source_20_Text"><text:span text:style-name="T37">$ </text:span></text:span><text:span text:style-name="Source_20_Text"><text:span text:style-name="T35">sudo nano /etc/modprobe.d/blacklist-nouveau.conf</text:span></text:span></text:p>
            <text:list xml:id="list4207871674950863772" text:style-name="L2">
              <text:list-item>
                <text:p text:style-name="P60"><text:span text:style-name="T41">A</text:span>dd the following lines:</text:p>
              </text:list-item>
            </text:list>
            <text:p text:style-name="P27"><text:span text:style-name="Source_20_Text"><text:span text:style-name="T32">blacklist nouveau<text:line-break/>blacklist lbm-nouveau<text:line-break/>options nouveau modeset=0<text:line-break/>alias nouveau off<text:line-break/>alias lbm-nouveau off</text:span></text:span></text:p>
            <text:list xml:id="list3059419081450096294" text:style-name="L3">
              <text:list-item>
                <text:p text:style-name="P61"><text:span text:style-name="Source_20_Text"><text:span text:style-name="T2">Disable the Kernel nouveau by typing the following commands:</text:span></text:span></text:p>
              </text:list-item>
            </text:list>
            <text:p text:style-name="P27"><text:span text:style-name="Source_20_Text"><text:span text:style-name="T38">$ </text:span></text:span><text:span text:style-name="Source_20_Text"><text:span text:style-name="T35">echo options nouveau modeset=0 | sudo tee -a /etc/modprobe.d/nouveau-kms.conf</text:span></text:span></text:p>
            <text:p text:style-name="P27"><text:span text:style-name="Source_20_Text"><text:span text:style-name="T38">$ </text:span></text:span><text:span text:style-name="Source_20_Text"><text:span text:style-name="T35">sudo update-initramfs -u</text:span></text:span></text:p>
          </table:table-cell>
        </table:table-row>
      </table:table>
      <text:p text:style-name="P6"/>
      <text:p text:style-name="P5"><text:span text:style-name="Source_20_Text"><text:span text:style-name="T3">4. Install the NVIDIA driver:</text:span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1512141101318531306" text:style-name="L4">
              <text:list-item>
                <text:p text:style-name="P62"><text:span text:style-name="Source_20_Text"><text:span text:style-name="T32">Press </text:span></text:span><text:span text:style-name="Source_20_Text"><text:span text:style-name="T31">Ctrl+Alt+F1</text:span></text:span><text:span text:style-name="Source_20_Text"><text:span text:style-name="T32"> </text:span></text:span><text:span text:style-name="Source_20_Text"><text:span text:style-name="T33">and login using your credentials </text:span></text:span></text:p>
              </text:list-item>
            </text:list>
            <text:list xml:id="list5372976304732606335" text:style-name="L5">
              <text:list-item>
                <text:p text:style-name="P63"><text:span text:style-name="Source_20_Text"><text:span text:style-name="T33">T</text:span></text:span><text:span text:style-name="Source_20_Text"><text:span text:style-name="T32">o stop the display manager use the following command</text:span></text:span></text:p>
              </text:list-item>
            </text:list>
            <text:p text:style-name="P26"><text:span text:style-name="Source_20_Text"><text:span text:style-name="T35">$ sudo service lightdm stop</text:span></text:span></text:p>
            <text:list xml:id="list4182571056166311290" text:style-name="L6">
              <text:list-item>
                <text:p text:style-name="P64"><text:soft-page-break/><text:span text:style-name="Source_20_Text"><text:span text:style-name="T32">Run the driver package that you </text:span></text:span><text:span text:style-name="Source_20_Text"><text:span text:style-name="T34">have </text:span></text:span><text:span text:style-name="Source_20_Text"><text:span text:style-name="T32">downloaded from Nvidia’s website:</text:span></text:span></text:p>
              </text:list-item>
            </text:list>
            <text:p text:style-name="P27"><text:span text:style-name="Source_20_Text"><text:span text:style-name="T35">$ sudo ./&lt;NVIDIA-DRIVER_APP&gt;.run</text:span></text:span></text:p>
            <text:p text:style-name="P27"><text:span text:style-name="Source_20_Text"><text:span text:style-name="T35">$ cd /home/user/Downloads</text:span></text:span></text:p>
            <text:p text:style-name="P27"><text:span text:style-name="Source_20_Text"><text:span text:style-name="T35">$ chmod +x some-app.run</text:span></text:span></text:p>
            <text:p text:style-name="P27"><text:span text:style-name="Source_20_Text"><text:span text:style-name="T35">$ ./some-app.run</text:span></text:span></text:p>
            <text:list xml:id="list7092980439167034757" text:style-name="L7">
              <text:list-item>
                <text:p text:style-name="P81"><text:span text:style-name="Source_20_Text"><text:span text:style-name="T2">Once the installations is finished reboot:</text:span></text:span></text:p>
              </text:list-item>
            </text:list>
            <text:p text:style-name="P27"><text:span text:style-name="Source_20_Text"><text:span text:style-name="T35">$ reboot</text:span></text:span></text:p>
            <text:list xml:id="list1289333626085221989" text:style-name="L8">
              <text:list-item>
                <text:p text:style-name="P65"><text:span text:style-name="Source_20_Text"><text:span text:style-name="T2">In case that the graphics are not as they suppose to be, open a command line and type the following:</text:span></text:span></text:p>
                <text:p text:style-name="P65"><text:span text:style-name="Source_20_Text"><text:span text:style-name="T35">$ sudo nvidia-xconfig</text:span></text:span></text:p>
              </text:list-item>
            </text:list>
          </table:table-cell>
        </table:table-row>
      </table:table>
      <text:p text:style-name="P4"/>
      <text:p text:style-name="P2">(Very nice summary of the process can be found <text:a xlink:type="simple" xlink:href="http://www.allaboutlinux.eu/remove-nouveau-and-install-nvidia-driver-in-ubuntu-15-04/2/" text:style-name="Internet_20_link" text:visited-style-name="Visited_20_Internet_20_Link">here</text:a>)</text:p>
      <text:p text:style-name="Text_20_body"/>
      <text:list xml:id="list95418071598453" text:continue-list="list831214095862441119" text:style-name="WWNum1">
        <text:list-item>
          <text:h text:style-name="P91" text:outline-level="2">NVIDIA Driver Installation <text:span text:style-name="T48">Easy Path</text:span></text:h>
        </text:list-item>
        <text:list-item>
          <text:h text:style-name="P92" text:outline-level="2">Sometimes the drivers can be installed from here </text:h>
        </text:list-item>
        <text:list-item>
          <text:h text:style-name="P92" text:outline-level="2">/usr/bin/software-properties-gtk –open-tab=4</text:h>
        </text:list-item>
        <text:list-item>
          <text:h text:style-name="P92" text:outline-level="2"/>
        </text:list-item>
      </text:list>
      <text:h text:style-name="P41" text:outline-level="2">CUDA Installation</text:h>
      <text:h text:style-name="Heading_20_3" text:outline-level="3">CUDA Toolkit</text:h>
      <text:list xml:id="list2508760381389030454" text:style-name="WWNum3">
        <text:list-item>
          <text:p text:style-name="P83">Download the CUDA Toolkit from NVIDIA Developer <text:a xlink:type="simple" xlink:href="https://developer.nvidia.com/cuda-downloads" text:style-name="Internet_20_link" text:visited-style-name="Visited_20_Internet_20_Link"><text:span text:style-name="Internet_20_link">web-page</text:span></text:a></text:p>
        </text:list-item>
        <text:list-item>
          <text:p text:style-name="P56"><text:span text:style-name="Internet_20_link"><text:span text:style-name="T49">Pay attention that tensorflow for now works only with cuda 9.0</text:span></text:span></text:p>
        </text:list-item>
        <text:list-item>
          <text:p text:style-name="P82">Once the package has downloaded, follow the<text:span text:style-name="T42">se</text:span> installation instructions in the terminal: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3"><text:span text:style-name="Source_20_Text"><text:span text:style-name="T4">$ </text:span></text:span><text:bookmark text:name="targetInstructions"/><text:span text:style-name="Source_20_Text"><text:span text:style-name="T4">sudo dpkg -i cuda-repo-ubuntu1604-9-0-local_9.0.176-1_amd64.deb</text:span></text:span></text:p>
            <text:p text:style-name="P40"><text:bookmark text:name="targetInstructions1"/><text:span text:style-name="Source_20_Text"><text:span text:style-name="T9">$ </text:span></text:span><text:span text:style-name="Source_20_Text"><text:span text:style-name="T4">sudo apt-key add /var/cuda-repo-&lt;version&gt;/7fa2af80.pub</text:span></text:span></text:p>
            <text:p text:style-name="P28"><text:span text:style-name="Source_20_Text"><text:span text:style-name="T4">$ </text:span></text:span><text:span text:style-name="Source_20_Text"><text:span text:style-name="T2">sudo apt-get update</text:span></text:span></text:p>
            <text:p text:style-name="P28"><text:span text:style-name="Source_20_Text"><text:span text:style-name="T4">$ </text:span></text:span><text:span text:style-name="Source_20_Text"><text:span text:style-name="T2">sudo apt-get install cuda</text:span></text:span></text:p>
          </table:table-cell>
        </table:table-row>
      </table:table>
      <text:p text:style-name="P18"/>
      <text:h text:style-name="Heading_20_3" text:outline-level="3">CuDNN</text:h>
      <text:list xml:id="list1025550748702983282" text:style-name="WWNum4">
        <text:list-item>
          <text:p text:style-name="P87">Download the cuDNN from NVIDIA <text:a xlink:type="simple" xlink:href="https://developer.nvidia.com/cudnn" text:style-name="Internet_20_link" text:visited-style-name="Visited_20_Internet_20_Link"><text:span text:style-name="Internet_20_link">web-page</text:span></text:a>.</text:p>
        </text:list-item>
        <text:list-item>
          <text:p text:style-name="P87">Once the package has downloaded, follow the <text:span text:style-name="T43">these</text:span> installation instructions in the terminal: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4"><text:span text:style-name="Source_20_Text"><text:span text:style-name="T5">$ </text:span></text:span><text:span text:style-name="Source_20_Text"><text:span text:style-name="T11">sudo dpkg -i libcudnn7_7.1.3.16-1+cuda9.0_amd64.deb</text:span></text:span></text:p>
            <text:p text:style-name="P35"><text:span text:style-name="Source_20_Text"><text:span text:style-name="T12">$ </text:span></text:span><text:span text:style-name="Source_20_Text"><text:span text:style-name="T13">sudo dpkg -i libcudnn7-dev_7.1.3.16-1+cuda9.0_amd64.deb</text:span></text:span></text:p>
            <text:p text:style-name="P35"><text:span text:style-name="Source_20_Text"><text:span text:style-name="T13"><text:s/></text:span></text:span><text:span text:style-name="Source_20_Text"><text:span text:style-name="T11"><text:s/></text:span></text:span></text:p>
          </table:table-cell>
        </table:table-row>
      </table:table>
      <text:p text:style-name="P18"/>
      <text:p text:style-name="P18"/>
      <text:h text:style-name="Heading_20_2" text:outline-level="2"/>
      <text:h text:style-name="P41" text:outline-level="2">OpenBLAS</text:h>
      <text:list xml:id="list95418327783698" text:continue-list="list2508760381389030454" text:style-name="WWNum3">
        <text:list-item text:start-value="1">
          <text:p text:style-name="P84">Download the <text:span text:style-name="T42">OpenBLAS tar.gz file from the official</text:span> <text:a xlink:type="simple" xlink:href="http://www.openblas.net/" text:style-name="Internet_20_link" text:visited-style-name="Visited_20_Internet_20_Link"><text:span text:style-name="Internet_20_link">web-page</text:span></text:a></text:p>
        </text:list-item>
        <text:list-item>
          <text:p text:style-name="P84">Once the <text:span text:style-name="T42">file </text:span><text:s/>has downloaded, follow the following installation instructions in the terminal: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0"><text:span text:style-name="Source_20_Text"><text:span text:style-name="T4">$ </text:span></text:span><text:span text:style-name="Source_20_Text"><text:span text:style-name="T2">tar -zxvf </text:span></text:span><text:span text:style-name="Source_20_Text"><text:span text:style-name="T7">&lt;</text:span></text:span><text:span text:style-name="Source_20_Text"><text:span text:style-name="T2">OpenBLAS-</text:span></text:span><text:span text:style-name="Source_20_Text"><text:span text:style-name="T7">XXX&gt;</text:span></text:span><text:span text:style-name="Source_20_Text"><text:span text:style-name="T2">.tar.gz</text:span></text:span></text:p>
            <text:p text:style-name="P29"><text:span text:style-name="Source_20_Text"><text:span text:style-name="T4">$ cd OpenBLAS*</text:span></text:span></text:p>
            <text:p text:style-name="P36"><text:span text:style-name="Source_20_Text"><text:span text:style-name="T4">$ </text:span></text:span><text:span text:style-name="Source_20_Text"><text:span text:style-name="T14">sudo make</text:span></text:span></text:p>
            <text:p text:style-name="P31"><text:span text:style-name="Source_20_Text"><text:span text:style-name="T6">$ sudo make install</text:span></text:span></text:p>
          </table:table-cell>
        </table:table-row>
      </table:table>
      <text:p text:style-name="P19"/>
      <text:p text:style-name="P20"><text:span text:style-name="T40">(</text:span><text:span text:style-name="T39">S</text:span><text:span text:style-name="T40">ummary </text:span><text:span text:style-name="T39">clip </text:span><text:span text:style-name="T40">of the process can be found </text:span><text:a xlink:type="simple" xlink:href="https://www.youtube.com/watch?v=85hm_kbwOJs" text:style-name="Internet_20_link" text:visited-style-name="Visited_20_Internet_20_Link">here</text:a><text:span text:style-name="T40">)</text:span></text:p>
      <text:h text:style-name="P25" text:outline-level="2">General dependencies</text:h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"><text:span text:style-name="T51">$ </text:span>sudo apt-get install cmake git libgtk2.0-dev pkg-config libavcodec-dev libavformat-dev libswscale-dev</text:p>
            <text:p text:style-name="P57">$ sudo apt-get install python-dev python-numpy libtbb2 libtbb-dev libjpeg-dev libpng-dev libtiff-dev libjasper-dev</text:p>
            <text:p text:style-name="P3"><text:span text:style-name="Source_20_Text"><text:span text:style-name="T19">$ sudo apt-get install default-jdk</text:span></text:span></text:p>
            <text:p text:style-name="P37"><text:span text:style-name="Source_20_Text"><text:span text:style-name="T4">$ sudo apt-get install libprotobuf-dev libleveldb-dev libsnappy-dev libopencv-dev libhdf5-serial-dev protobuf-compiler</text:span></text:span></text:p>
            <text:p text:style-name="P37"><text:span text:style-name="Source_20_Text"><text:span text:style-name="T23">$ sudo apt-get install --no-install-recommends libboost-all-dev</text:span></text:span></text:p>
            <text:p text:style-name="P37"><text:span text:style-name="Source_20_Text"><text:span text:style-name="T24">$ sudo apt-get install libgflags-dev libgoogle-glog-dev liblmdb-dev</text:span></text:span></text:p>
            <text:p text:style-name="P38"><text:span text:style-name="Source_20_Text"><text:span text:style-name="T27">$ sudo apt-get install libatlas-base-dev</text:span></text:span></text:p>
          </table:table-cell>
        </table:table-row>
      </table:table>
      <text:p text:style-name="P23"/>
      <text:h text:style-name="P43" text:outline-level="2">Open<text:span text:style-name="T44">CV</text:span></text:h>
      <text:list xml:id="list95418100088679" text:continue-list="list95418327783698" text:style-name="WWNum3">
        <text:list-item text:start-value="1">
          <text:p text:style-name="P85">Download <text:span text:style-name="T44">OpenCV 3.0.0 from here </text:span><text:a xlink:type="simple" xlink:href="https://opencv.org/releases.html" text:style-name="Internet_20_link" text:visited-style-name="Visited_20_Internet_20_Link"><text:span text:style-name="Internet_20_link"><text:span text:style-name="T44">web-page</text:span></text:span></text:a>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7"><text:span text:style-name="Source_20_Text"><text:span text:style-name="T4">$ </text:span></text:span><text:span text:style-name="Source_20_Text"><text:span text:style-name="T25">unzip opencv-3.0.0.zip</text:span></text:span></text:p>
            <text:p text:style-name="P37"><text:span text:style-name="Source_20_Text"><text:span text:style-name="T15">$ </text:span></text:span><text:span text:style-name="Source_20_Text"><text:span text:style-name="T16">cd ope</text:span></text:span><text:span text:style-name="Source_20_Text"><text:span text:style-name="T25">ncv-3.0.0</text:span></text:span></text:p>
            <text:p text:style-name="P37"><text:span text:style-name="Source_20_Text"><text:span text:style-name="T18">$ </text:span></text:span><text:span text:style-name="Source_20_Text"><text:span text:style-name="T17">mkdir release</text:span></text:span></text:p>
            <text:p text:style-name="P37"><text:span text:style-name="T50">$ </text:span>cd release</text:p>
            <text:p text:style-name="P37"><text:span text:style-name="Source_20_Text"><text:span text:style-name="T20">$ cmake </text:span></text:span><text:span text:style-name="Source_20_Text">-D CMAKE_C_COMPILER=/usr/bin/gcc-5 -D CMAKE_BUILD_TYPE=RELEASE -D CMAKE_INSTALL_PREFIX=/usr/local -D WITH_CUDA=ON -D WITH_CUBLAS=ON -D WITH_TBB=ON -D WITH_V4L=ON -D WITH_QT=ON -D WITH_OPENGL=ON -D ENABLE_FAST_MATH=1 -D CUDA_FAST_MATH=1 -D WITH_CUBLAS=1 -D INSTALL_C_EXAMPLES=OFF -D INSTALL_PYTHON_EXAMPLES=ON -D BUILD_SHARED_LIBS=ON -D WITH_GTK=ON -D BUILD_EXAMPLES=ON -D <text:s/>CUDA_NVCC_FLAGS="-D_FORCE_INLINES" .. </text:span></text:p>
            <text:p text:style-name="P37"><text:span text:style-name="Source_20_Text"><text:span text:style-name="T26">$ </text:span></text:span><text:span text:style-name="Source_20_Text"><text:span text:style-name="T21">sudo make -</text:span></text:span><text:span text:style-name="Source_20_Text"><text:span text:style-name="T22">j8</text:span></text:span></text:p>
            <text:p text:style-name="P37"><text:span text:style-name="Source_20_Text"><text:span text:style-name="T21">$ </text:span></text:span><text:span text:style-name="Source_20_Text"><text:span text:style-name="T22">sudo make install -j8</text:span></text:span></text:p>
          </table:table-cell>
        </table:table-row>
      </table:table>
      <text:list xml:id="list95418299530324" text:continue-numbering="true" text:style-name="WWNum3">
        <text:list-header>
          <text:p text:style-name="P88">In case you can not compile with cuda</text:p>
        </text:list-header>
      </text:list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39"><text:span text:style-name="Source_20_Text"><text:span text:style-name="T27">$ </text:span></text:span><text:span text:style-name="Source_20_Text"><text:span text:style-name="T28">cmake -D CMAKE_BUILD_TYPE=RELEASE <text:s/>-D CMAKE_INSTALL_PREFIX=/usr/local <text:s text:c="4"/>-D WITH_CUDA=OFF ..</text:span></text:span></text:p>
          </table:table-cell>
        </table:table-row>
      </table:table>
      <text:list xml:id="list95416707789516" text:continue-numbering="true" text:style-name="WWNum3">
        <text:list-header>
          <text:p text:style-name="P58"/>
        </text:list-header>
      </text:list>
      <text:h text:style-name="P24" text:outline-level="2"><text:soft-page-break/></text:h>
      <text:h text:style-name="P44" text:outline-level="2">Anaconda</text:h>
      <text:list xml:id="list95417466684436" text:continue-list="list95416707789516" text:style-name="WWNum3">
        <text:list-item text:start-value="1">
          <text:p text:style-name="P86">Download the <text:span text:style-name="T45">Anaconda-2 installation script from the official</text:span> <text:a xlink:type="simple" xlink:href="https://www.continuum.io/downloads#linux" text:style-name="Internet_20_link" text:visited-style-name="Visited_20_Internet_20_Link"><text:span text:style-name="Internet_20_link">web-page</text:span></text:a></text:p>
        </text:list-item>
        <text:list-item>
          <text:p text:style-name="P86">Once the <text:span text:style-name="T45">script </text:span>has downloaded, <text:span text:style-name="T45">run the following </text:span>in the terminal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2"><text:span text:style-name="Source_20_Text"><text:span text:style-name="T6">$ bash Anaconda2-4.2.0-Linux-x86_64.sh</text:span></text:span></text:p>
          </table:table-cell>
        </table:table-row>
      </table:table>
      <text:h text:style-name="P48" text:outline-level="1"/>
      <text:h text:style-name="P45" text:outline-level="2">Update bashrc</text:h>
      <text:list xml:id="list2249143201930064009" text:style-name="L9">
        <text:list-item>
          <text:p text:style-name="P66">Open the bashrc file for edit:</text:p>
        </text:list-item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1"><text:span text:style-name="Source_20_Text"><text:span text:style-name="T6">$ sudo gedit ~/.barshrc</text:span></text:span></text:p>
          </table:table-cell>
        </table:table-row>
      </table:table>
      <text:p text:style-name="P10"/>
      <text:list xml:id="list95417753617688" text:continue-numbering="true" text:style-name="L9">
        <text:list-item>
          <text:p text:style-name="P68">Update the bashrc file by adding the following lines at the end: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9"><text:span text:style-name="Source_20_Text"><text:span text:style-name="T6">export LD_LIBRARY_PATH=$LD_LIBRARY_PATH:/usr/local/cuda-7.5/lib64:/usr/local/lib:/usr/lib/x86_64-linux-gnu:/opt/OpenBLAS/lib</text:span></text:span></text:p>
            <text:p text:style-name="P49"><text:span text:style-name="Source_20_Text"><text:span text:style-name="T6"/></text:span></text:p>
            <text:p text:style-name="P49"><text:span text:style-name="Source_20_Text"><text:span text:style-name="T6">export PATH=$PATH:/usr/local/cuda-7.5/bin</text:span></text:span></text:p>
          </table:table-cell>
        </table:table-row>
      </table:table>
      <text:p text:style-name="P12"/>
      <text:list xml:id="list95417900865017" text:continue-numbering="true" text:style-name="L9">
        <text:list-item>
          <text:p text:style-name="P70">Update the bashrc file: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3"><text:span text:style-name="Source_20_Text"><text:span text:style-name="T6">$ source ~/.bashrc</text:span></text:span></text:p>
          </table:table-cell>
        </table:table-row>
      </table:table>
      <text:list xml:id="list95416678013572" text:continue-numbering="true" text:style-name="L9">
        <text:list-header>
          <text:p text:style-name="P70"/>
        </text:list-header>
      </text:list>
      <text:h text:style-name="P47" text:outline-level="1"><text:tab/><text:tab/></text:h>
      <text:h text:style-name="P42" text:outline-level="1"><text:span text:style-name="T46">2. </text:span>Installing Caffe</text:h>
      <text:list xml:id="list6719768063015662562" text:style-name="L10">
        <text:list-item>
          <text:p text:style-name="P72">Go to the <text:s/>and download the zip archive</text:p>
        </text:list-item>
        <text:list-item>
          <text:p text:style-name="P71">Unpack it<text:span text:style-name="T39">.</text:span><text:a xlink:type="simple" xlink:href="https://github.com/BVLC/caffe" text:style-name="Internet_20_link" text:visited-style-name="Visited_20_Internet_20_Link">https://github.com/BVLC/caffe</text:a></text:p>
        </text:list-item>
        <text:list-item>
          <text:p text:style-name="P71">Copy the Makefile.config.example to Makefile.config<text:span text:style-name="T39">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16"><text:span text:style-name="Source_20_Text"><text:span text:style-name="T10">$ git clone </text:span></text:span><text:a xlink:type="simple" xlink:href="https://github.com/BVLC/caffe.git" text:style-name="Internet_20_link" text:visited-style-name="Visited_20_Internet_20_Link"><text:span text:style-name="Source_20_Text">https://github.com/BVLC/caffe.git</text:span></text:a></text:p>
            <text:p text:style-name="P16"><text:span text:style-name="Source_20_Text"><text:span text:style-name="T6">$ cp Makefile.config.example Makefile.config</text:span></text:span></text:p>
          </table:table-cell>
        </table:table-row>
      </table:table>
      <text:p text:style-name="P7"/>
      <text:list xml:id="list95416992203620" text:continue-numbering="true" text:style-name="L10">
        <text:list-item>
          <text:p text:style-name="P73">Edit the file to match the desired setup:</text:p>
        </text:list-item>
      </text:list>
      <text:list xml:id="list6387341087244146755" text:style-name="L11">
        <text:list-item>
          <text:p text:style-name="P74">Uncomment - USE_CUDNN := 1</text:p>
        </text:list-item>
        <text:list-item>
          <text:p text:style-name="P74">Update - CUDA_DIR := /usr/local/cuda-7.5</text:p>
        </text:list-item>
        <text:list-item>
          <text:p text:style-name="P74">Update - BLAS := open</text:p>
        </text:list-item>
        <text:list-item>
          <text:p text:style-name="P75">Update:</text:p>
        </text:list-item>
        <text:list-item>
          <text:p text:style-name="P75">BLAS_INCLUDE := /opt/OpenBLAS/include </text:p>
        </text:list-item>
        <text:list-item>
          <text:p text:style-name="P75">BLAS_LIB := /opt/OpenBLAS/lib</text:p>
        </text:list-item>
        <text:list-item>
          <text:p text:style-name="P76">Uncomment and update - ANACONDA_HOME := $(HOME)/anaconda2</text:p>
        </text:list-item>
        <text:list-item>
          <text:p text:style-name="P76">Uncomment - PYTHON_INCLUDE := $(ANACONDA_HOME)/include \...</text:p>
        </text:list-item>
      </text:list>
      <text:list xml:id="list95418239872879" text:continue-list="list95416992203620" text:style-name="L10">
        <text:list-item>
          <text:p text:style-name="P77">Run compilation: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9"><text:span text:style-name="Source_20_Text"><text:span text:style-name="T8">$ </text:span></text:span><text:span text:style-name="Source_20_Text"><text:span text:style-name="T6">make all -</text:span></text:span><text:span text:style-name="Source_20_Text"><text:span text:style-name="T8">j8</text:span></text:span></text:p>
            <text:p text:style-name="P9"><text:span text:style-name="Source_20_Text"><text:span text:style-name="T8">$ </text:span></text:span><text:span text:style-name="Source_20_Text"><text:span text:style-name="T6">make test -</text:span></text:span><text:span text:style-name="Source_20_Text"><text:span text:style-name="T8">j8</text:span></text:span></text:p>
            <text:p text:style-name="P9"><text:span text:style-name="Source_20_Text"><text:span text:style-name="T8">$ </text:span></text:span><text:span text:style-name="Source_20_Text"><text:span text:style-name="T6">make runtest -</text:span></text:span><text:span text:style-name="Source_20_Text"><text:span text:style-name="T8">j8</text:span></text:span></text:p>
            <text:p text:style-name="P80"><text:span text:style-name="Source_20_Text"><text:span text:style-name="T30">$ make pycaffe -j8</text:span></text:span></text:p>
          </table:table-cell>
        </table:table-row>
      </table:table>
      <text:h text:style-name="P46" text:outline-level="2"/>
      <text:h text:style-name="P90" text:outline-level="2">Update bashrc</text:h>
      <text:p text:style-name="P11">Open the bashrc file for edit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52"><text:span text:style-name="Source_20_Text"><text:span text:style-name="T6">$ sudo gedit ~/.barshrc</text:span></text:span></text:p>
          </table:table-cell>
        </table:table-row>
      </table:table>
      <text:p text:style-name="P11"/>
      <text:p text:style-name="P13">Update the bashrc file by adding the following lines at the end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50"><text:span text:style-name="Source_20_Text"><text:span text:style-name="T29">export PYTHONPATH=$PYTHONPATH:/home/blink/caffe/python<text:tab/></text:span></text:span></text:p>
          </table:table-cell>
        </table:table-row>
      </table:table>
      <text:p text:style-name="P13"/>
      <text:p text:style-name="P17">Update the bashrc file:</text:p>
      <table:table table:name="Table17" table:style-name="Table17">
        <table:table-column table:style-name="Table17.A"/>
        <text:soft-page-break/>
        <table:table-row>
          <table:table-cell table:style-name="Table17.A1" office:value-type="string">
            <text:p text:style-name="P54"><text:span text:style-name="Source_20_Text"><text:span text:style-name="T6">$ source ~/.bashrc</text:span></text:span></text:p>
          </table:table-cell>
        </table:table-row>
      </table:table>
      <text:list xml:id="list95418782535597" text:continue-list="list95416678013572" text:style-name="L9">
        <text:list-header>
          <text:p text:style-name="P78"/>
        </text:list-header>
      </text:list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1" fo:font-family="'Liberation Serif'" style:font-family-generic="swiss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Droid Sans Fallback" style:font-family-asian="'Droid Sans Fallback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User_20_Entry" style:display-name="User Entry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ListLabel_20_19" style:display-name="ListLabel 19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6:48:53</meta:creation-date>
    <dc:language>en-US</dc:language>
    <dc:date>2018-05-05T09:54:16.564607051</dc:date>
    <meta:editing-cycles>106</meta:editing-cycles>
    <meta:editing-duration>PT15H48M33S</meta:editing-duration>
    <meta:generator>LibreOffice/5.1.6.2$Linux_X86_64 LibreOffice_project/10m0$Build-2</meta:generator>
    <meta:document-statistic meta:table-count="17" meta:image-count="0" meta:object-count="0" meta:page-count="7" meta:paragraph-count="119" meta:word-count="775" meta:character-count="5528" meta:non-whitespace-character-count="4882"/>
  </office:meta>
</office:document-meta>
</file>